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alinity (ppt)</text:p>
          </table:table-cell>
          <table:table-cell office:value-type="string" calcext:value-type="string">
            <text:p>Stage (m)</text:p>
          </table:table-cell>
          <table:table-cell table:style-name="Default" office:value-type="string" calcext:value-type="string">
            <text:p>Volume (m^3)</text:p>
          </table:table-cell>
          <table:table-cell table:style-name="Default" office:value-type="string" calcext:value-type="string">
            <text:p>Flow (m^3/dt)</text:p>
          </table:table-cell>
          <table:table-cell table:style-name="Default" office:value-type="string" calcext:value-type="string">
            <text:p>Salt mass</text:p>
          </table:table-cell>
          <table:table-cell table:style-name="Default"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2010-01-01 00:00:00</text:p>
          </table:table-cell>
          <table:table-cell office:value-type="float" office:value="35" calcext:value-type="float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42277036.502" calcext:value-type="float">
            <text:p>42277037</text:p>
          </table:table-cell>
          <table:table-cell table:style-name="Default" office:value-type="string" calcext:value-type="string">
            <text:p>NA</text:p>
          </table:table-cell>
          <table:table-cell table:formula="of:=[.B2]*[.D2]*997" office:value-type="float" office:value="1475257188737.29" calcext:value-type="float">
            <text:p>1475257188737</text:p>
          </table:table-cell>
          <table:table-cell table:formula="of:=[.F2]/([.D2]*997)" office:value-type="float" office:value="35" calcext:value-type="float">
            <text:p>35.00</text:p>
          </table:table-cell>
        </table:table-row>
        <table:table-row table:style-name="ro1">
          <table:table-cell office:value-type="string" calcext:value-type="string">
            <text:p>2010-01-01 01:00:00</text:p>
          </table:table-cell>
          <table:table-cell office:value-type="float" office:value="32.154" calcext:value-type="float">
            <text:p>32.15</text:p>
          </table:table-cell>
          <table:table-cell office:value-type="float" office:value="0.01" calcext:value-type="float">
            <text:p>0.01</text:p>
          </table:table-cell>
          <table:table-cell office:value-type="float" office:value="42501455.03" calcext:value-type="float">
            <text:p>42501455</text:p>
          </table:table-cell>
          <table:table-cell office:value-type="float" office:value="60274.542" calcext:value-type="float">
            <text:p>60275</text:p>
          </table:table-cell>
          <table:table-cell table:formula="of:=[.F2] - [.G2]*[.E3]*[.B$12]*997" office:value-type="float" office:value="1349060380151.89" calcext:value-type="float">
            <text:p>1349060380152</text:p>
          </table:table-cell>
          <table:table-cell table:formula="of:=[.F3]/([.D3]*997)" office:value-type="float" office:value="31.8370215423187" calcext:value-type="float">
            <text:p>31.84</text:p>
          </table:table-cell>
        </table:table-row>
        <table:table-row table:style-name="ro1">
          <table:table-cell office:value-type="string" calcext:value-type="string">
            <text:p>2010-01-01 02:00:00</text:p>
          </table:table-cell>
          <table:table-cell office:value-type="float" office:value="29.541" calcext:value-type="float">
            <text:p>29.54</text:p>
          </table:table-cell>
          <table:table-cell office:value-type="float" office:value="0.01" calcext:value-type="float">
            <text:p>0.01</text:p>
          </table:table-cell>
          <table:table-cell office:value-type="float" office:value="42501891.11" calcext:value-type="float">
            <text:p>42501891</text:p>
          </table:table-cell>
          <table:table-cell office:value-type="float" office:value="60292.912" calcext:value-type="float">
            <text:p>60293</text:p>
          </table:table-cell>
          <table:table-cell table:formula="of:=[.F3] - [.G3]*[.E4]*[.B$12]*997" office:value-type="float" office:value="1234233094273.18" calcext:value-type="float">
            <text:p>1234233094273</text:p>
          </table:table-cell>
          <table:table-cell table:formula="of:=[.F4]/([.D4]*997)" office:value-type="float" office:value="29.1268671286757" calcext:value-type="float">
            <text:p>29.13</text:p>
          </table:table-cell>
        </table:table-row>
        <table:table-row table:style-name="ro1">
          <table:table-cell office:value-type="string" calcext:value-type="string">
            <text:p>2010-01-01 03:00:00</text:p>
          </table:table-cell>
          <table:table-cell office:value-type="float" office:value="27.14" calcext:value-type="float">
            <text:p>27.14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66.495" calcext:value-type="float">
            <text:p>42501966</text:p>
          </table:table-cell>
          <table:table-cell office:value-type="float" office:value="60294.276" calcext:value-type="float">
            <text:p>60294</text:p>
          </table:table-cell>
          <table:table-cell table:formula="of:=[.F4] - [.G4]*[.E5]*[.B$12]*997" office:value-type="float" office:value="1129178205338.7" calcext:value-type="float">
            <text:p>1129178205339</text:p>
          </table:table-cell>
          <table:table-cell table:formula="of:=[.F5]/([.D5]*997)" office:value-type="float" office:value="26.6476124880327" calcext:value-type="float">
            <text:p>26.65</text:p>
          </table:table-cell>
        </table:table-row>
        <table:table-row table:style-name="ro1">
          <table:table-cell office:value-type="string" calcext:value-type="string">
            <text:p>2010-01-01 04:00:00</text:p>
          </table:table-cell>
          <table:table-cell office:value-type="float" office:value="24.935" calcext:value-type="float">
            <text:p>24.94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88.627" calcext:value-type="float">
            <text:p>42501989</text:p>
          </table:table-cell>
          <table:table-cell office:value-type="float" office:value="60294.605" calcext:value-type="float">
            <text:p>60295</text:p>
          </table:table-cell>
          <table:table-cell table:formula="of:=[.F5] - [.G5]*[.E6]*[.B$12]*997" office:value-type="float" office:value="1033064976497.6" calcext:value-type="float">
            <text:p>1033064976498</text:p>
          </table:table-cell>
          <table:table-cell table:formula="of:=[.F6]/([.D6]*997)" office:value-type="float" office:value="24.3794121277969" calcext:value-type="float">
            <text:p>24.38</text:p>
          </table:table-cell>
        </table:table-row>
        <table:table-row table:style-name="ro1">
          <table:table-cell office:value-type="string" calcext:value-type="string">
            <text:p>2010-01-01 05:00:00</text:p>
          </table:table-cell>
          <table:table-cell office:value-type="float" office:value="22.908" calcext:value-type="float">
            <text:p>22.91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95.366" calcext:value-type="float">
            <text:p>42501995</text:p>
          </table:table-cell>
          <table:table-cell office:value-type="float" office:value="60294.702" calcext:value-type="float">
            <text:p>60295</text:p>
          </table:table-cell>
          <table:table-cell table:formula="of:=[.F6] - [.G6]*[.E7]*[.B$12]*997" office:value-type="float" office:value="945132604036.815" calcext:value-type="float">
            <text:p>945132604037</text:p>
          </table:table-cell>
          <table:table-cell table:formula="of:=[.F7]/([.D7]*997)" office:value-type="float" office:value="22.304283021876" calcext:value-type="float">
            <text:p>22.30</text:p>
          </table:table-cell>
        </table:table-row>
        <table:table-row table:style-name="ro1">
          <table:table-cell office:value-type="string" calcext:value-type="string">
            <text:p>2010-01-01 06:00:00</text:p>
          </table:table-cell>
          <table:table-cell office:value-type="float" office:value="21.047" calcext:value-type="float">
            <text:p>21.05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97.649" calcext:value-type="float">
            <text:p>42501998</text:p>
          </table:table-cell>
          <table:table-cell office:value-type="float" office:value="60294.727" calcext:value-type="float">
            <text:p>60295</text:p>
          </table:table-cell>
          <table:table-cell table:formula="of:=[.F7] - [.G7]*[.E8]*[.B$12]*997" office:value-type="float" office:value="864684834210.762" calcext:value-type="float">
            <text:p>864684834211</text:p>
          </table:table-cell>
          <table:table-cell table:formula="of:=[.F8]/([.D8]*997)" office:value-type="float" office:value="20.405786604575" calcext:value-type="float">
            <text:p>20.41</text:p>
          </table:table-cell>
        </table:table-row>
        <table:table-row table:style-name="ro1">
          <table:table-cell office:value-type="string" calcext:value-type="string">
            <text:p>2010-01-01 07:00:00</text:p>
          </table:table-cell>
          <table:table-cell office:value-type="float" office:value="19.336" calcext:value-type="float">
            <text:p>19.34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98.546" calcext:value-type="float">
            <text:p>42501999</text:p>
          </table:table-cell>
          <table:table-cell office:value-type="float" office:value="60294.734" calcext:value-type="float">
            <text:p>60295</text:p>
          </table:table-cell>
          <table:table-cell table:formula="of:=[.F8] - [.G8]*[.E9]*[.B$12]*997" office:value-type="float" office:value="791084610753.314" calcext:value-type="float">
            <text:p>791084610753</text:p>
          </table:table-cell>
          <table:table-cell table:formula="of:=[.F9]/([.D9]*997)" office:value-type="float" office:value="18.6688869445012" calcext:value-type="float">
            <text:p>18.67</text:p>
          </table:table-cell>
        </table:table-row>
        <table:table-row table:style-name="ro1">
          <table:table-cell office:value-type="string" calcext:value-type="string">
            <text:p>2010-01-01 08:00:00</text:p>
          </table:table-cell>
          <table:table-cell office:value-type="float" office:value="17.765" calcext:value-type="float">
            <text:p>17.77</text:p>
          </table:table-cell>
          <table:table-cell office:value-type="float" office:value="0.01" calcext:value-type="float">
            <text:p>0.01</text:p>
          </table:table-cell>
          <table:table-cell office:value-type="float" office:value="42501998.954" calcext:value-type="float">
            <text:p>42501999</text:p>
          </table:table-cell>
          <table:table-cell office:value-type="float" office:value="60294.736" calcext:value-type="float">
            <text:p>60295</text:p>
          </table:table-cell>
          <table:table-cell table:formula="of:=[.F9] - [.G9]*[.E10]*[.B$12]*997" office:value-type="float" office:value="723749088579.114" calcext:value-type="float">
            <text:p>723749088579</text:p>
          </table:table-cell>
          <table:table-cell table:formula="of:=[.F10]/([.D10]*997)" office:value-type="float" office:value="17.0798288798686" calcext:value-type="float">
            <text:p>17.0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imesteps per Interval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1:14:04.607138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19:31.694187494</dc:date>
    <dc:creator>Joseph Park</dc:creator>
    <meta:generator>LibreOffice/4.2.8.2$Linux_X86_64 LibreOffice_project/420m0$Build-2</meta:generator>
    <meta:editing-duration>PT15M14S</meta:editing-duration>
    <meta:editing-cycles>8</meta:editing-cycles>
    <meta:document-statistic meta:table-count="1" meta:cell-count="72" meta:object-count="0"/>
  </office:meta>
</office:document-meta>
</file>